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) Sonarqube için bir database oluşturuyoruz.</text:p>
      <text:p text:style-name="Standard"/>
      <text:p text:style-name="Standard">2-) Sonarqube Docker ' da Ayağa Kaldırma </text:p>
      <text:p text:style-name="Standard"/>
      <text:p text:style-name="Standard"><text:tab/>sonarqube-ce.yaml dosyasının olduğu klasörde terminal açıyoruz.</text:p>
      <text:p text:style-name="Standard"><text:tab/>docker-compose -f sonarqube-ce.yaml up -d kodunu yazarak dockerda ayağa kaldırıyoruz.</text:p>
      <text:p text:style-name="Standard"/>
      <text:p text:style-name="Standard">3-) Docker Host Gereksinimleri</text:p>
      <text:p text:style-name="Standard"/>
      <text:p text:style-name="Standard"><text:tab/>sudo sysctl -w vm.max_map_count=524288</text:p>
      <text:p text:style-name="Standard"><text:tab/>sudo sysctl -w fs.file-max=131072</text:p>
      <text:p text:style-name="Standard"><text:tab/>ulimit -n 131072</text:p>
      <text:p text:style-name="Standard"><text:tab/>ulimit -n 8192</text:p>
      <text:p text:style-name="Standard"><text:tab/></text:p>
      <text:p text:style-name="Standard">4-) Host Kapatıp Açıldığında Sonarqube Açık Kalması İçin Gerekli Ayar</text:p>
      <text:p text:style-name="Standard"/>
      <text:p text:style-name="Standard">sysctl.conf dosyasını açıyoruz .</text:p>
      <text:p text:style-name="Standard"/>
      <text:p text:style-name="Standard"><text:tab/>sudo vim /etc/sysctl.conf</text:p>
      <text:p text:style-name="Standard"><text:tab/></text:p>
      <text:p text:style-name="Standard">insert moda geçtikten sonra en alt satıra alttaki iki kodu yapıştırıyoruz.</text:p>
      <text:p text:style-name="Standard"/>
      <text:p text:style-name="Standard"><text:s/><text:tab/><text:tab/>vm.max_map_count=524288</text:p>
      <text:p text:style-name="Standard"><text:s text:c="4"/><text:tab/><text:tab/>fs.file-max=131072</text:p>
      <text:p text:style-name="Standard"><text:s text:c="4"/></text:p>
      <text:p text:style-name="Standard">Kodları yapıştırdıktan sonra insert moddan ESC ile çıkıp :wq! komutuyla kaydedip çıkış yapıyoruz.Dockerı resetliyoruz.</text:p>
      <text:p text:style-name="Standard"/>
      <text:p text:style-name="Standard"><text:tab/>docker restart ( container_id )</text:p>
      <text:p text:style-name="Standard"/>
      <text:p text:style-name="Standard">5-) Code coverage için projedeki pom.xml dosyasına ;</text:p>
      <text:p text:style-name="Standard"/>
      <text:p text:style-name="Standard"><text:tab/>&lt;dependency&gt;</text:p>
      <text:p text:style-name="Standard"><text:s text:c="12"/>&lt;groupId&gt;org.jacoco&lt;/groupId&gt;</text:p>
      <text:p text:style-name="Standard"><text:s text:c="12"/>&lt;artifactId&gt;jacoco-maven-plugin&lt;/artifactId&gt;</text:p>
      <text:p text:style-name="Standard"><text:s text:c="12"/>&lt;version&gt;0.8.11&lt;/version&gt;</text:p>
      <text:p text:style-name="Standard"><text:s text:c="8"/>&lt;/dependency&gt;</text:p>
      <text:p text:style-name="Standard"/>
      <text:p text:style-name="Standard">dependency'i kurup <text:s/>;</text:p>
      <text:p text:style-name="Standard"/>
      <text:p text:style-name="Standard"><text:tab/>&lt;plugin&gt;</text:p>
      <text:p text:style-name="Standard"><text:s text:c="16"/>&lt;groupId&gt;org.jacoco&lt;/groupId&gt;</text:p>
      <text:p text:style-name="Standard"><text:s text:c="16"/>&lt;artifactId&gt;jacoco-maven-plugin&lt;/artifactId&gt;</text:p>
      <text:p text:style-name="Standard"><text:s text:c="16"/>&lt;version&gt;0.8.11&lt;/version&gt;</text:p>
      <text:p text:style-name="Standard"><text:s text:c="16"/>&lt;executions&gt;</text:p>
      <text:p text:style-name="Standard"><text:s text:c="20"/>&lt;execution&gt;</text:p>
      <text:p text:style-name="Standard"><text:s text:c="24"/>&lt;id&gt;jacoco-initialize&lt;/id&gt;</text:p>
      <text:p text:style-name="Standard"><text:s text:c="24"/>&lt;goals&gt;</text:p>
      <text:p text:style-name="Standard"><text:s text:c="28"/>&lt;goal&gt;prepare-agent&lt;/goal&gt;</text:p>
      <text:p text:style-name="Standard"><text:s text:c="24"/>&lt;/goals&gt;</text:p>
      <text:p text:style-name="Standard"><text:s text:c="20"/>&lt;/execution&gt;</text:p>
      <text:p text:style-name="Standard"><text:s text:c="20"/>&lt;execution&gt;</text:p>
      <text:p text:style-name="Standard"><text:soft-page-break/><text:s text:c="24"/>&lt;id&gt;jacoco-site&lt;/id&gt;</text:p>
      <text:p text:style-name="Standard"><text:s text:c="24"/>&lt;phase&gt;verify&lt;/phase&gt;</text:p>
      <text:p text:style-name="Standard"><text:s text:c="24"/>&lt;goals&gt;</text:p>
      <text:p text:style-name="Standard"><text:s text:c="28"/>&lt;goal&gt;report&lt;/goal&gt;</text:p>
      <text:p text:style-name="Standard"><text:s text:c="24"/>&lt;/goals&gt;</text:p>
      <text:p text:style-name="Standard"><text:s text:c="20"/>&lt;/execution&gt;</text:p>
      <text:p text:style-name="Standard"><text:s text:c="16"/>&lt;/executions&gt;</text:p>
      <text:p text:style-name="Standard"><text:s text:c="12"/>&lt;/plugin&gt;</text:p>
      <text:p text:style-name="Standard"/>
      <text:p text:style-name="Standard">pluginini ekliyoruz.Lifecyleda clean - test - install - site çalıştırıyoruz.</text:p>
      <text:p text:style-name="Standard"/>
      <text:p text:style-name="Standard">6-) İşlemleri yaptıktan sonra localhost:9000 adresine giriyoruz.</text:p>
      <text:p text:style-name="Standard"/>
      <text:p text:style-name="Standard">Ana sayfada ;</text:p>
      <text:p text:style-name="Standard"/>
      <text:p text:style-name="Standard"><text:tab/>Add Project - Manually tıklıyoruz.</text:p>
      <text:p text:style-name="Standard"/>
      <text:p text:style-name="Standard"><text:tab/>Proje için bir key ve ui'da gözükecek ismini belirliyoruz. Set Up tıklayıp devam ediyoruz. Bir token ismi belirleyip generate ediyoruz. Continue tıklayıp hangi proje olduğunu seçiyoruz ( backend için maven ). Altta çıkan scripti kopyalayıp ilgili projenin olduğu dizinde bir terminal açıp bu scripti çalıştırdıktan sonra işlem tamamlanmıştı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14:13:45.785099726</meta:creation-date>
    <dc:date>2024-01-24T14:16:07.995144100</dc:date>
    <meta:editing-duration>PT2M2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205" meta:character-count="2276" meta:non-whitespace-character-count="1651"/>
  </office:meta>
</office:document-meta>
</file>